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39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47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31" style:family="table-cell" style:parent-style-name="Default" style:data-style-name="N114"/>
    <style:style style:name="ce51" style:family="table-cell" style:parent-style-name="Default" style:data-style-name="N114">
      <style:text-properties fo:color="#000000"/>
    </style:style>
    <style:style style:name="ce52" style:family="table-cell" style:parent-style-name="Default" style:data-style-name="N114">
      <style:table-cell-properties fo:background-color="transparent"/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60" style:family="table-cell" style:parent-style-name="Default" style:data-style-name="N3">
      <style:table-cell-properties fo:background-color="transparent"/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15"/>
        <table:table-column table:style-name="co5" table:default-cell-style-name="Default"/>
        <table:table-column table:style-name="co7" table:default-cell-style-name="Default"/>
        <table:table-column table:style-name="co1" table:number-columns-repeated="16375" table:default-cell-style-name="ce62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39" office:value-type="string" calcext:value-type="string">
            <text:p>買値</text:p>
          </table:table-cell>
          <table:table-cell table:style-name="ce47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4" office:value-type="float" office:value="1796" calcext:value-type="float">
            <text:p>1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32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4" office:value-type="float" office:value="1190" calcext:value-type="float">
            <text:p>1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32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32" office:value-type="float" office:value="1259" calcext:value-type="float">
            <text:p>1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4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6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4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32" office:value-type="float" office:value="1161" calcext:value-type="float">
            <text:p>1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32" office:value-type="float" office:value="1147" calcext:value-type="float">
            <text:p>1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32" office:value-type="float" office:value="1392" calcext:value-type="float">
            <text:p>1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32" office:value-type="float" office:value="1662" calcext:value-type="float">
            <text:p>1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32" office:value-type="float" office:value="1034" calcext:value-type="float">
            <text:p>1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32" office:value-type="float" office:value="1330" calcext:value-type="float">
            <text:p>1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32" office:value-type="float" office:value="1223" calcext:value-type="float">
            <text:p>1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32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32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4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32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32" office:value-type="float" office:value="1647.5" calcext:value-type="float">
            <text:p>1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4" office:value-type="float" office:value="1026" calcext:value-type="float">
            <text:p>1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32" office:value-type="float" office:value="1466" calcext:value-type="float">
            <text:p>1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32" office:value-type="float" office:value="2031.8" calcext:value-type="float">
            <text:p>2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32" office:value-type="float" office:value="1652" calcext:value-type="float">
            <text:p>1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32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32" office:value-type="float" office:value="1197" calcext:value-type="float">
            <text:p>1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32" office:value-type="float" office:value="1407" calcext:value-type="float">
            <text:p>1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32" office:value-type="float" office:value="1349" calcext:value-type="float">
            <text:p>1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32" office:value-type="float" office:value="1651" calcext:value-type="float">
            <text:p>1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32" office:value-type="float" office:value="1634" calcext:value-type="float">
            <text:p>1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32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32" office:value-type="float" office:value="1622" calcext:value-type="float">
            <text:p>1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32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32" office:value-type="float" office:value="1435" calcext:value-type="float">
            <text:p>1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32" office:value-type="float" office:value="1165" calcext:value-type="float">
            <text:p>1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4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32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32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32" office:value-type="float" office:value="1274.5" calcext:value-type="float">
            <text:p>1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32" office:value-type="float" office:value="1010" calcext:value-type="float">
            <text:p>1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32" office:value-type="float" office:value="1617" calcext:value-type="float">
            <text:p>1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32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32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1" calcext:value-type="float">
            <text:p>1,101.0</text:p>
          </table:table-cell>
          <table:table-cell table:style-name="ce32" office:value-type="float" office:value="1101" calcext:value-type="float">
            <text:p>1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style-name="ce37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32" office:value-type="float" office:value="1065" calcext:value-type="float">
            <text:p>1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32" office:value-type="float" office:value="1367" calcext:value-type="float">
            <text:p>1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32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32" office:value-type="float" office:value="1031" calcext:value-type="float">
            <text:p>1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32" office:value-type="float" office:value="1173" calcext:value-type="float">
            <text:p>1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32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32" office:value-type="float" office:value="1766" calcext:value-type="float">
            <text:p>1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32" office:value-type="float" office:value="1419" calcext:value-type="float">
            <text:p>1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32" office:value-type="float" office:value="1053" calcext:value-type="float">
            <text:p>1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32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32" office:value-type="float" office:value="1110" calcext:value-type="float">
            <text:p>1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32" office:value-type="float" office:value="1302.5" calcext:value-type="float">
            <text:p>1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32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24" calcext:value-type="float">
            <text:p>1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32" office:value-type="float" office:value="1040" calcext:value-type="float">
            <text:p>1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32" office:value-type="float" office:value="1188" calcext:value-type="float">
            <text:p>1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32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32" office:value-type="float" office:value="1030" calcext:value-type="float">
            <text:p>1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32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32" office:value-type="float" office:value="1987" calcext:value-type="float">
            <text:p>1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32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32" office:value-type="float" office:value="1106" calcext:value-type="float">
            <text:p>1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32" office:value-type="float" office:value="1284" calcext:value-type="float">
            <text:p>1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32" office:value-type="float" office:value="1770" calcext:value-type="float">
            <text:p>1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32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32" office:value-type="float" office:value="1056" calcext:value-type="float">
            <text:p>1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32" office:value-type="float" office:value="1125" calcext:value-type="float">
            <text:p>1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0" calcext:value-type="float">
            <text:p>780.0</text:p>
          </table:table-cell>
          <table:table-cell table:style-name="ce32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32" office:value-type="float" office:value="1102" calcext:value-type="float">
            <text:p>1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32" office:value-type="float" office:value="1265" calcext:value-type="float">
            <text:p>1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32" office:value-type="float" office:value="1131" calcext:value-type="float">
            <text:p>1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office:value-type="date" office:date-value="2023-11-16" calcext:value-type="date">
            <text:p>2023/11/16</text:p>
          </table:table-cell>
          <table:table-cell office:value-type="string" calcext:value-type="string">
            <text:p>片倉工業</text:p>
          </table:table-cell>
          <table:table-cell office:value-type="float" office:value="3001" calcext:value-type="float">
            <text:p>3001</text:p>
          </table:table-cell>
          <table:table-cell office:value-type="float" office:value="200" calcext:value-type="float">
            <text:p>200</text:p>
          </table:table-cell>
          <table:table-cell office:value-type="float" office:value="1691.5" calcext:value-type="float">
            <text:p>1,691.5</text:p>
          </table:table-cell>
          <table:table-cell office:value-type="float" office:value="1692" calcext:value-type="float">
            <text:p>1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32" office:value-type="float" office:value="1203" calcext:value-type="float">
            <text:p>1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32" office:value-type="float" office:value="1131" calcext:value-type="float">
            <text:p>1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office:value-type="date" office:date-value="2023-11-17" calcext:value-type="date">
            <text:p>2023/11/17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300" calcext:value-type="float">
            <text:p>300</text:p>
          </table:table-cell>
          <table:table-cell office:value-type="float" office:value="1608" calcext:value-type="float">
            <text:p>1,608.0</text:p>
          </table:table-cell>
          <table:table-cell office:value-type="float" office:value="1610" calcext:value-type="float">
            <text:p>1610.0</text:p>
          </table:table-cell>
          <table:table-cell/>
          <table:table-cell office:value-type="string" calcext:value-type="string">
            <text:p>11/10 中間決算</text:p>
          </table:table-cell>
          <table:table-cell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32" office:value-type="float" office:value="1091" calcext:value-type="float">
            <text:p>1091.0</text:p>
          </table:table-cell>
          <table:table-cell table:style-name="ce10" table:formula="of:=[.D129]*([.F129]-[.E129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office:value-type="date" office:date-value="2023-11-17" calcext:value-type="date">
            <text:p>2023/11/17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800" calcext:value-type="float">
            <text:p>800</text:p>
          </table:table-cell>
          <table:table-cell office:value-type="float" office:value="1355.75" calcext:value-type="float">
            <text:p>1,355.8</text:p>
          </table:table-cell>
          <table:table-cell table:number-columns-repeated="16379"/>
        </table:table-row>
        <table:table-row table:style-name="ro2">
          <table:table-cell office:value-type="date" office:date-value="2023-11-17" calcext:value-type="date">
            <text:p>2023/11/17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table:style-name="ce51" office:value-type="float" office:value="1006" calcext:value-type="float">
            <text:p>1006.0</text:p>
          </table:table-cell>
          <table:table-cell table:style-name="ce58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number-columns-repeated="16375"/>
        </table:table-row>
        <table:table-row table:style-name="ro1">
          <table:table-cell office:value-type="date" office:date-value="2023-11-17" calcext:value-type="date">
            <text:p>2023/11/17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7" office:value-type="float" office:value="3546" calcext:value-type="float">
            <text:p>3546</text:p>
          </table:table-cell>
          <table:table-cell table:style-name="ce37" office:value-type="float" office:value="100" calcext:value-type="float">
            <text:p>100</text:p>
          </table:table-cell>
          <table:table-cell table:style-name="ce45" office:value-type="float" office:value="1010" calcext:value-type="float">
            <text:p>1,010.0</text:p>
          </table:table-cell>
          <table:table-cell table:style-name="ce52" office:value-type="float" office:value="1010" calcext:value-type="float">
            <text:p>1010.0</text:p>
          </table:table-cell>
          <table:table-cell table:style-name="ce60"/>
          <table:table-cell table:style-name="ce37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32" office:value-type="float" office:value="1180" calcext:value-type="float">
            <text:p>1180.0</text:p>
          </table:table-cell>
          <table:table-cell table:style-name="ce10" table:formula="of:=[.D133]*([.F133]-[.E13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32" office:value-type="float" office:value="1052" calcext:value-type="float">
            <text:p>1052.0</text:p>
          </table:table-cell>
          <table:table-cell table:style-name="ce10" table:formula="of:=[.D134]*([.F134]-[.E134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office:value-type="date" office:date-value="2023-11-17" calcext:value-type="date">
            <text:p>2023/11/17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200" calcext:value-type="float">
            <text:p>200</text:p>
          </table:table-cell>
          <table:table-cell office:value-type="float" office:value="702.5" calcext:value-type="float">
            <text:p>702.5</text:p>
          </table:table-cell>
          <table:table-cell table:number-columns-repeated="2"/>
          <table:table-cell office:value-type="string" calcext:value-type="string">
            <text:p>11/14 中間決算×</text:p>
          </table:table-cell>
          <table:table-cell table:number-columns-repeated="16376"/>
        </table:table-row>
        <table:table-row table:style-name="ro2">
          <table:table-cell office:value-type="date" office:date-value="2023-11-17" calcext:value-type="date">
            <text:p>2023/11/17</text:p>
          </table:table-cell>
          <table:table-cell office:value-type="string" calcext:value-type="string">
            <text:p>エアトリ</text:p>
          </table:table-cell>
          <table:table-cell office:value-type="float" office:value="6191" calcext:value-type="float">
            <text:p>6191</text:p>
          </table:table-cell>
          <table:table-cell office:value-type="float" office:value="300" calcext:value-type="float">
            <text:p>300</text:p>
          </table:table-cell>
          <table:table-cell office:value-type="float" office:value="1814.93" calcext:value-type="float">
            <text:p>1,814.9</text:p>
          </table:table-cell>
          <table:table-cell table:number-columns-repeated="2"/>
          <table:table-cell office:value-type="string" calcext:value-type="string">
            <text:p>11/14 中間決算△</text:p>
          </table:table-cell>
          <table:table-cell/>
          <table:table-cell table:style-name="ce26" table:number-columns-repeated="16375"/>
        </table:table-row>
        <table:table-row table:style-name="ro1">
          <table:table-cell office:value-type="date" office:date-value="2023-11-17" calcext:value-type="date">
            <text:p>2023/11/17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200" calcext:value-type="float">
            <text:p>200</text:p>
          </table:table-cell>
          <table:table-cell office:value-type="float" office:value="865.5" calcext:value-type="float">
            <text:p>865.5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32" office:value-type="float" office:value="956" calcext:value-type="float">
            <text:p>956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office:value-type="date" office:date-value="2023-11-17" calcext:value-type="date">
            <text:p>2023/11/17</text:p>
          </table:table-cell>
          <table:table-cell office:value-type="string" calcext:value-type="string">
            <text:p>ワタミ</text:p>
          </table:table-cell>
          <table:table-cell office:value-type="float" office:value="7522" calcext:value-type="float">
            <text:p>7522</text:p>
          </table:table-cell>
          <table:table-cell office:value-type="float" office:value="100" calcext:value-type="float">
            <text:p>100</text:p>
          </table:table-cell>
          <table:table-cell office:value-type="float" office:value="1018" calcext:value-type="float">
            <text:p>1,018.0</text:p>
          </table:table-cell>
          <table:table-cell office:value-type="float" office:value="1028" calcext:value-type="float">
            <text:p>1028.0</text:p>
          </table:table-cell>
          <table:table-cell table:number-columns-repeated="16378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32" office:value-type="float" office:value="1113.5" calcext:value-type="float">
            <text:p>1113.5</text:p>
          </table:table-cell>
          <table:table-cell table:style-name="ce10" table:formula="of:=[.D140]*([.F140]-[.E140])" office:value-type="float" office:value="1100" calcext:value-type="float">
            <text:p>1,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office:value-type="date" office:date-value="2023-11-17" calcext:value-type="date">
            <text:p>2023/11/17</text:p>
          </table:table-cell>
          <table:table-cell office:value-type="string" calcext:value-type="string">
            <text:p>ＳＲＳホールディングス</text:p>
          </table:table-cell>
          <table:table-cell office:value-type="float" office:value="8163" calcext:value-type="float">
            <text:p>8163</text:p>
          </table:table-cell>
          <table:table-cell office:value-type="float" office:value="200" calcext:value-type="float">
            <text:p>200</text:p>
          </table:table-cell>
          <table:table-cell office:value-type="float" office:value="1041.5" calcext:value-type="float">
            <text:p>1,041.5</text:p>
          </table:table-cell>
          <table:table-cell office:value-type="float" office:value="1048" calcext:value-type="float">
            <text:p>1048.0</text:p>
          </table:table-cell>
          <table:table-cell table:style-name="ce10" table:formula="of:=[.D141]*([.F141]-[.E141])" office:value-type="float" office:value="1300" calcext:value-type="float">
            <text:p>1,300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32" office:value-type="float" office:value="1260" calcext:value-type="float">
            <text:p>1260.0</text:p>
          </table:table-cell>
          <table:table-cell table:style-name="ce10" table:formula="of:=[.D142]*([.F142]-[.E142])" office:value-type="float" office:value="2651.99999999998" calcext:value-type="float">
            <text:p>2,652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32" office:value-type="float" office:value="1059" calcext:value-type="float">
            <text:p>1059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office:value-type="date" office:date-value="2023-11-17" calcext:value-type="date">
            <text:p>2023/11/17</text:p>
          </table:table-cell>
          <table:table-cell office:value-type="string" calcext:value-type="string">
            <text:p>キユーソー流通システム</text:p>
          </table:table-cell>
          <table:table-cell office:value-type="float" office:value="9369" calcext:value-type="float">
            <text:p>9369</text:p>
          </table:table-cell>
          <table:table-cell office:value-type="float" office:value="100" calcext:value-type="float">
            <text:p>100</text:p>
          </table:table-cell>
          <table:table-cell office:value-type="float" office:value="927" calcext:value-type="float">
            <text:p>927.0</text:p>
          </table:table-cell>
          <table:table-cell office:value-type="float" office:value="937" calcext:value-type="float">
            <text:p>937.0</text:p>
          </table:table-cell>
          <table:table-cell table:number-columns-repeated="16378"/>
        </table:table-row>
        <table:table-row table:style-name="ro1" table:number-rows-repeated="10484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4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00/00/00</text:date>, <text:time style:data-style-name="N2" text:time-value="06:11:20.79604879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17T15:03:17.538412662</dc:date>
    <meta:editing-duration>P4DT9H38M33S</meta:editing-duration>
    <meta:editing-cycles>818</meta:editing-cycles>
    <meta:document-statistic meta:table-count="2" meta:cell-count="1303" meta:object-count="0"/>
  </office:meta>
</office:document-meta>
</file>